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Номер</text:p>
            <text:p>требования</text:p>
          </table:table-cell>
          <table:table-cell table:style-name="ce1" office:value-type="string" calcext:value-type="string">
            <text:p>Описание требования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ОС Windows 7</text:p>
          </table:table-cell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Delphi</text:p>
          </table:table-cell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ИС — 1С:Предприятие</text:p>
          </table:table-cell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СУБД Access</text:p>
          </table:table-cell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СУБД Oracle</text:p>
          </table:table-cell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Бейсик</text:p>
          </table:table-cell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Паскаль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18:37:27.2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8:39:44.214000000</dc:date>
    <meta:editing-duration>PT3M30S</meta:editing-duration>
    <meta:editing-cycles>2</meta:editing-cycles>
    <meta:generator>LibreOffice/7.3.0.3$Windows_X86_64 LibreOffice_project/0f246aa12d0eee4a0f7adcefbf7c878fc2238db3</meta:generator>
    <meta:document-statistic meta:table-count="1" meta:cell-count="16" meta:object-count="0"/>
  </office:meta>
</office:document-meta>
</file>